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aafc" officeooo:paragraph-rsid="0019aafc"/>
    </style:style>
    <style:style style:name="P2" style:family="paragraph" style:parent-style-name="Standard">
      <style:text-properties fo:font-weight="bold" officeooo:rsid="0019aafc" officeooo:paragraph-rsid="0019aafc" style:font-weight-asian="bold" style:font-weight-complex="bold"/>
    </style:style>
    <style:style style:name="P3" style:family="paragraph" style:parent-style-name="Text_20_body">
      <style:text-properties officeooo:paragraph-rsid="0019aafc"/>
    </style:style>
    <style:style style:name="P4" style:family="paragraph" style:parent-style-name="Standard">
      <style:text-properties officeooo:rsid="0019aafc" officeooo:paragraph-rsid="0019aafc"/>
    </style:style>
    <style:style style:name="P5" style:family="paragraph" style:parent-style-name="Standard">
      <style:text-properties officeooo:rsid="0019aafc" officeooo:paragraph-rsid="001b016b"/>
    </style:style>
    <style:style style:name="P6" style:family="paragraph" style:parent-style-name="Standard">
      <style:text-properties officeooo:rsid="001b016b" officeooo:paragraph-rsid="001b016b"/>
    </style:style>
    <style:style style:name="P7" style:family="paragraph" style:parent-style-name="Text_20_body">
      <style:text-properties officeooo:rsid="0019aafc" officeooo:paragraph-rsid="0019aafc"/>
    </style:style>
    <style:style style:name="P8" style:family="paragraph" style:parent-style-name="Text_20_body">
      <style:text-properties officeooo:rsid="001b016b" officeooo:paragraph-rsid="001b016b"/>
    </style:style>
    <style:style style:name="T1" style:family="text">
      <style:text-properties officeooo:rsid="0019aafc"/>
    </style:style>
    <style:style style:name="T2" style:family="text">
      <style:text-properties officeooo:rsid="001b01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1.Introduction:</text:p>
      <text:p text:style-name="P1"/>
      <text:p text:style-name="P1">Hi,</text:p>
      <text:p text:style-name="P1">My name is Suraj Tiwari I am from India, recently moved to Netherlands</text:p>
      <text:p text:style-name="P1">I have done bachelor in Computer science and Engineering</text:p>
      <text:p text:style-name="P1">I have 7+ years of experience <text:span text:style-name="T2">as a back-end Developer with Strong foundation in java, j2ee, restservices, spring boot.</text:span></text:p>
      <text:p text:style-name="P1">I have mostly worked on <text:span text:style-name="T2">fintech</text:span> domain</text:p>
      <text:p text:style-name="P1">My hobb<text:span text:style-name="T2">ies are singing and travailing</text:span></text:p>
      <text:p text:style-name="P1"/>
      <text:p text:style-name="P2"/>
      <text:p text:style-name="P2">2.Motivation:</text:p>
      <text:p text:style-name="P1"/>
      <text:p text:style-name="P6">ASML is one of the worlds’ leading manufacturer of chipmaking equipment</text:p>
      <text:p text:style-name="P1">-Creates machines which is used to make the microchip</text:p>
      <text:p text:style-name="P1">-<text:span text:style-name="T2">Todays in digital world <text:s/>we are using </text:span>electronic gadgets everywhere in our daily life and every gadgets comes with microchips whether its <text:span text:style-name="T2">mobile</text:span>, speaker, laptop, gaming devices or <text:s/>any other devices</text:p>
      <text:p text:style-name="P5">- <text:span text:style-name="T2">I would like to join ASML as </text:span>It has a monopoly on EUV(Extream ultraviolet) lithography system</text:p>
      <text:p text:style-name="P6">which is very advance technology</text:p>
      <text:p text:style-name="P1">-I am very curious to know</text:p>
      <text:p text:style-name="P1">-<text:span text:style-name="T2">How</text:span> microchips are made... I want to be a part of the process</text:p>
      <text:p text:style-name="P5">-<text:span text:style-name="T2">Positive workplace culture: Since my wife is working in ASML I have a background about the culture and its very positive.</text:span></text:p>
      <text:p text:style-name="P1"/>
      <text:p text:style-name="P1">-love to be part of a company which changes people life <text:span text:style-name="T2">by</text:span> making it easier</text:p>
      <text:p text:style-name="P1"/>
      <text:p text:style-name="P1"/>
      <text:p text:style-name="P1"/>
      <text:p text:style-name="P2">Question to Manager:</text:p>
      <text:p text:style-name="P2"/>
      <text:p text:style-name="P1"/>
      <text:p text:style-name="P1">1. What are the current challenges and upcoming goals?</text:p>
      <text:p text:style-name="P3"><text:span text:style-name="T2">2</text:span><text:span text:style-name="T1">. </text:span>C<text:span text:style-name="T1">ould</text:span> you tell me about the team I’ll be working with.</text:p>
      <text:p text:style-name="P8">3. What is the frequency of production release? Is there any additional QA team for testing.</text:p>
      <text:p text:style-name="P8">4. What monitoring system we are using in the tool?</text:p>
      <text:p text:style-name="P8">5. How do we manage if we get any minor bug after production deployment. What are the steps involved.</text:p>
      <text:p text:style-name="P7"/>
      <text:p text:style-name="P7"/>
      <text:p text:style-name="P7"/>
      <text:p text:style-name="P8"/>
      <text:p text:style-name="P8"/>
      <text:p text:style-name="P8"/>
      <text:p text:style-name="P8">Why should we hire you.?</text:p>
      <text:p text:style-name="P8"><text:soft-page-break/>I have studied the job description and my skills, experience and strength are an excellent match for this position. I am quick learner, and require minimal supervision in my work and takes the ownership of my work which makes me best candidate for this role</text:p>
      <text:p text:style-name="P8"/>
      <text:p text:style-name="P8">My strength: Include <text:s/>taking ownership of <text:s/>difficult problems and commitment, I have a proven records in commitment</text:p>
      <text:p text:style-name="P8"/>
      <text:p text:style-name="P8">weakness: I am not good at delegating the task..I like to do things my self. But this is not good practice I am mindful of my weakness and taking action to improve it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6T09:46:15.158000000</meta:creation-date>
    <dc:date>2024-05-03T14:46:55.765000000</dc:date>
    <meta:editing-duration>P4DT5H49M25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27" meta:word-count="354" meta:character-count="2023" meta:non-whitespace-character-count="1692"/>
  </office:meta>
</office:document-meta>
</file>